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arial" svg:font-family="arial, sans-serif"/>
    <style:font-face style:name="verdana" svg:font-family="verdana, arial, helvetica, sans-serif"/>
    <style:font-face style:name="Arial2" svg:font-family="Arial"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font-name="Liberation Serif" fo:font-size="12pt" officeooo:rsid="00058915" officeooo:paragraph-rsid="000d1ef9" style:font-size-asian="12pt" style:font-size-complex="12pt"/>
    </style:style>
    <style:style style:name="P2" style:family="paragraph" style:parent-style-name="Standard">
      <style:text-properties style:font-name="Liberation Serif" fo:font-size="12pt" officeooo:rsid="00078b4f" officeooo:paragraph-rsid="00078b4f" style:font-size-asian="12pt" style:font-size-complex="12pt"/>
    </style:style>
    <style:style style:name="P3" style:family="paragraph" style:parent-style-name="Standard">
      <style:paragraph-properties fo:line-height="115%"/>
      <style:text-properties style:font-name="Liberation Serif" fo:font-size="12pt" officeooo:rsid="000c0199" officeooo:paragraph-rsid="000d1ef9" style:font-size-asian="12pt" style:font-size-complex="12pt"/>
    </style:style>
    <style:style style:name="P4" style:family="paragraph" style:parent-style-name="Standard">
      <style:text-properties style:font-name="Liberation Serif" fo:font-size="12pt" officeooo:paragraph-rsid="000d1ef9" style:font-size-asian="12pt" style:font-size-complex="12pt"/>
    </style:style>
    <style:style style:name="P5" style:family="paragraph" style:parent-style-name="Standard">
      <style:paragraph-properties fo:line-height="115%"/>
      <style:text-properties style:font-name="Liberation Serif" fo:font-size="12pt" officeooo:paragraph-rsid="00148dcb" style:font-size-asian="12pt" style:font-size-complex="12pt"/>
    </style:style>
    <style:style style:name="P6" style:family="paragraph" style:parent-style-name="Standard">
      <style:paragraph-properties fo:line-height="115%"/>
      <style:text-properties style:font-name="Liberation Serif" fo:font-size="12pt" officeooo:paragraph-rsid="000d1ef9" style:font-size-asian="12pt" style:font-size-complex="12pt"/>
    </style:style>
    <style:style style:name="P7" style:family="paragraph" style:parent-style-name="Standard">
      <style:paragraph-properties fo:line-height="115%"/>
      <style:text-properties style:font-name="Liberation Serif" fo:font-size="12pt" officeooo:paragraph-rsid="000d8301" style:font-size-asian="12pt" style:font-size-complex="12pt"/>
    </style:style>
    <style:style style:name="T1" style:family="text">
      <style:text-properties officeooo:rsid="00058915"/>
    </style:style>
    <style:style style:name="T2" style:family="text">
      <style:text-properties fo:language="en" fo:country="US" officeooo:rsid="0006ff87"/>
    </style:style>
    <style:style style:name="T3" style:family="text">
      <style:text-properties fo:language="en" fo:country="US" officeooo:rsid="00078b4f"/>
    </style:style>
    <style:style style:name="T4" style:family="text">
      <style:text-properties fo:language="en" fo:country="US" officeooo:rsid="0008efb8"/>
    </style:style>
    <style:style style:name="T5" style:family="text">
      <style:text-properties fo:language="en" fo:country="US" officeooo:rsid="000a71ee"/>
    </style:style>
    <style:style style:name="T6" style:family="text">
      <style:text-properties fo:language="en" fo:country="US" officeooo:rsid="000c0199"/>
    </style:style>
    <style:style style:name="T7" style:family="text">
      <style:text-properties fo:language="en" fo:country="US" officeooo:rsid="000d1ef9"/>
    </style:style>
    <style:style style:name="T8" style:family="text">
      <style:text-properties fo:language="en" fo:country="US" officeooo:rsid="00163768"/>
    </style:style>
    <style:style style:name="T9" style:family="text">
      <style:text-properties fo:language="en" fo:country="US" officeooo:rsid="0017ad72"/>
    </style:style>
    <style:style style:name="T10" style:family="text">
      <style:text-properties fo:language="en" fo:country="US" officeooo:rsid="00198f39"/>
    </style:style>
    <style:style style:name="T11" style:family="text">
      <style:text-properties fo:language="en" fo:country="US" officeooo:rsid="001b6e35"/>
    </style:style>
    <style:style style:name="T12" style:family="text">
      <style:text-properties officeooo:rsid="000a71ee"/>
    </style:style>
    <style:style style:name="T13" style:family="text">
      <style:text-properties officeooo:rsid="000c0199"/>
    </style:style>
    <style:style style:name="T14" style:family="text">
      <style:text-properties fo:color="#000000" fo:font-style="normal" fo:font-weight="normal" officeooo:rsid="000a71ee" style:font-style-asian="normal" style:font-weight-asian="normal"/>
    </style:style>
    <style:style style:name="T15" style:family="text">
      <style:text-properties officeooo:rsid="000d1ef9"/>
    </style:style>
    <style:style style:name="T16" style:family="text">
      <style:text-properties style:font-name="Liberation Serif" officeooo:rsid="000a71ee"/>
    </style:style>
    <style:style style:name="T17" style:family="text">
      <style:text-properties officeooo:rsid="000d8301"/>
    </style:style>
    <style:style style:name="T18" style:family="text">
      <style:text-properties officeooo:rsid="000e2144"/>
    </style:style>
    <style:style style:name="T19" style:family="text">
      <style:text-properties officeooo:rsid="001d37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e proposed title is “International Donors and Local Armed Groups: Understanding the Subnational Effect of Aid on Confilict”. The main idea of the project is to </text:span><text:span text:style-name="T2">research the relationship between international development and humanitarian aid and violent conflict on subnational level </text:span><text:span text:style-name="T6">(on the level of ADM1 administrative units - 1st-order administrative units)</text:span><text:span text:style-name="T2">. </text:span><text:span text:style-name="T3">Most of the </text:span><text:span text:style-name="T2">existing studies of relationship between conflicts and international aid </text:span><text:span text:style-name="T3">rely on data that has a national </text:span><text:span text:style-name="T8">spatial </text:span><text:span text:style-name="T3">and yearly </text:span><text:span text:style-name="T8">temporal </text:span><text:span text:style-name="T3">level</text:span><text:span text:style-name="T8">s</text:span><text:span text:style-name="T3"> of granularity (that is, </text:span><text:span text:style-name="T9">they </text:span><text:span text:style-name="T3">work with data that is updated on a per year basis and for the whole country).</text:span></text:p>
      <text:p text:style-name="P6"><text:span text:style-name="T3"/></text:p>
      <text:p text:style-name="P7"><text:span text:style-name="T3">Our approach is quite different. </text:span><text:span text:style-name="T10">F</text:span><text:span text:style-name="T3">irst of all, </text:span><text:span text:style-name="T10">since </text:span><text:span text:style-name="T3">international aid is distributed on a per project basis, <text:s/>the outcomes are quite specific to a certain location or region of a country. Moreover, patterns of violent conflict exhibit a great degree of geographical variation. </text:span><text:span text:style-name="T11">Thus, conducting research on </text:span><text:span text:style-name="T3">a subnational level provides </text:span><text:span text:style-name="T4">an opportunity to obtain </text:span><text:span text:style-name="T5">results that are </text:span><text:span text:style-name="T4">much more </text:span><text:span text:style-name="T5">precise </text:span><text:span text:style-name="T4">an</text:span><text:span text:style-name="T5">d</text:span><text:span text:style-name="T4"> in-depth </text:span><text:span text:style-name="T5">as compared to an analysis on a national level.</text:span></text:p>
      <text:p text:style-name="P7"><text:span text:style-name="T5"/></text:p>
      <text:p text:style-name="P7"><text:span text:style-name="T5">The project will examine the behavior of donors and conflict actors at the ADM1 level in three different countries—the DRC, Mali, and Nepal—using geocoded data on aid and conflict from 1990 to 201</text:span><text:span text:style-name="T7">6.</text:span><text:span text:style-name="T5"> These are the databases that we will rely on in order to measure the outcome of interest (level of local violent conflict):</text:span></text:p>
      <text:p text:style-name="P7"/>
      <text:p text:style-name="P7"><text:span text:style-name="T5">The Uppsala Conflict Data Program (UCDP), the Armed Conflict Location and Events Data (ACLED) Program, the Global Terrorism Database (GTD), the Integrated Conflict Early Warning System (ICEWS), and the Social Conflict Analysis Database (SCAD). <text:line-break/></text:span></text:p>
      <text:p text:style-name="P6"><text:span text:style-name="T5">The main hypothesis is that observed variation in aid-conflict dynamics within countries hinges jointly on the adaptability of donors and the receptivity of conflict actors at a subnational level. <text:line-break/></text:span></text:p>
      <text:p text:style-name="P6"><text:span text:style-name="T12">The importance of the degree of local adaptability of donors is based on the idea </text:span>donors that have more decentralized decision making are better able to adapt to the specific local conflict circumstances that may affect or be affected by their aid projects. Operationalization<text:span text:style-name="T13"> and measurement of this dimension is to be done with help of </text:span>AidData <text:span text:style-name="T13">Database</text:span>, which has compiled extensive project-level information on subnational allocations of aid in dozens of countries around the world. The average degree of adaptability across all donors active in a given spatial unit for a given time period will be calculated, yielding localized measures that can exhibit spatiotemporal variability both within and across countries.<text:line-break/></text:p>
      <text:p text:style-name="P6"><text:span text:style-name="T12">The rationale of the </text:span>degree of receptivity of local conflict actors to international donors is that conflict actors do not perceive and respond to all donors in the same way<text:span text:style-name="T12">. Thus, in order to successfully measure the impact of international aid on the level of local conflict, it is important to distinguish between the different patterns of behavior of the aid recipients. </text:span><text:span text:style-name="T14">To measure local actor receptivity,</text:span></text:p>
      <text:p text:style-name="P6"><text:span text:style-name="T12">the project will rely on several types of data. One type is public statements made by conflict a</text:span>ctors.</text:p>
      <text:p text:style-name="P6">Available sources for these statements include traditional and social media. Another type of information</text:p>
      <text:p text:style-name="P6">is data on attacks on aid workers. Multiple sources of data on such attacks are available. The most</text:p>
      <text:p text:style-name="P6"><text:soft-page-break/>extensive <text:span text:style-name="T19">one </text:span>is the Security in Numbers (SiND) Database. <text:span text:style-name="T15">This data will be </text:span>used to classify all actors active in each conflict in each study country according to broad categories of receptivity.</text:p>
      <text:p text:style-name="P6"/>
      <text:p text:style-name="P3">Our initial expectation is that depending on the extent of donors’ adaptability and conflict actors’ receptivity, the results of <text:span text:style-name="T17">distributed </text:span>aid will differ <text:span text:style-name="T18">between a </text:span>strong increase in conflict <text:span text:style-name="T18">and a </text:span>strong decrease in conflict.</text:p>
      <text:p text:style-name="P3"/>
      <text:p text:style-name="P6"><text:span text:style-name="T13">The quantitative analysis of the relationship of aid, donor and conflict actor behavior, and conflict<text:line-break/>will rely on a quasi-experimental matching design to control for prior violent conflict, as well as<text:line-break/>subnational (e.g., ethnicity, religion, socioeconomic conditions, infrastructure, terrain) and national<text:line-break/>contextual covariates. Between the matched pairs, a difference-in-difference statistical test will be used to estimate the average subnational association between levels of aid and violent conflict, expected to be conditioned by local variation in donor adaptability and armed group receptivity. <text:line-break/><text:line-break/></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arial" svg:font-family="arial, sans-serif"/>
    <style:font-face style:name="verdana" svg:font-family="verdana, arial, helvetica, sans-serif"/>
    <style:font-face style:name="Arial2" svg:font-family="Arial"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4:58:13.183000000</meta:creation-date>
    <dc:date>2018-02-23T16:57:37.542000000</dc:date>
    <meta:editing-duration>PT27M36S</meta:editing-duration>
    <meta:editing-cycles>15</meta:editing-cycles>
    <meta:generator>LibreOffice/5.4.3.2$Windows_X86_64 LibreOffice_project/92a7159f7e4af62137622921e809f8546db437e5</meta:generator>
    <meta:document-statistic meta:table-count="0" meta:image-count="0" meta:object-count="0" meta:page-count="2" meta:paragraph-count="13" meta:word-count="666" meta:character-count="4308" meta:non-whitespace-character-count="3648"/>
  </office:meta>
</office:document-meta>
</file>